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3cm" fo:min-width="0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0cm"/>
      <style:paragraph-properties style:writing-mode="lr-tb"/>
    </style:style>
    <style:style style:name="gr8" style:family="graphic" style:parent-style-name="standard">
      <style:graphic-properties svg:stroke-width="0.15cm" svg:stroke-color="#000000" draw:marker-start="Arrow" draw:marker-start-width="0.425cm" draw:marker-end="Arrow" draw:marker-end-width="0.425cm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38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38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1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17" style:family="graphic" style:parent-style-name="standard">
      <style:graphic-properties draw:fill-color="#dee7e5" draw:textarea-horizontal-align="justify" draw:textarea-vertical-align="middle" draw:auto-grow-height="false" fo:min-height="23.684cm" fo:min-width="7.4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6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a933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00a933"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c9211e" fo:font-size="20pt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20pt" style:font-size-asian="20pt" style:font-size-complex="20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729fcf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729fcf"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color="#00a933" fo:font-size="20pt" fo:background-color="#ffff00" style:font-size-asian="20pt" style:font-size-complex="20pt"/>
    </style:style>
    <style:style style:name="P16" style:family="paragraph">
      <style:paragraph-properties fo:text-align="center" style:writing-mode="lr-tb"/>
      <style:text-properties fo:font-size="32pt" style:font-size-asian="32pt" style:font-size-complex="32pt"/>
    </style:style>
    <style:style style:name="P17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a933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a933" fo:font-size="20pt" style:font-size-asian="20pt" style:font-size-complex="20pt"/>
    </style:style>
    <style:style style:name="T4" style:family="text">
      <style:text-properties fo:color="#c9211e"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729fc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729fcf"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044cm" svg:y1="2.014cm" svg:x2="6.53cm" svg:y2="2.014cm">
          <text:p/>
        </draw:line>
        <draw:frame draw:style-name="gr2" draw:text-style-name="P2" draw:layer="layout" svg:width="2.171cm" svg:height="1.723cm" svg:x="4.587cm" svg:y="1.4cm">
          <draw:text-box>
            <text:p><text:span text:style-name="T1">clk_i</text:span></text:p>
          </draw:text-box>
        </draw:frame>
        <draw:line draw:style-name="gr1" draw:text-style-name="P1" draw:layer="layout" svg:x1="9.044cm" svg:y1="3.077cm" svg:x2="6.53cm" svg:y2="3.077cm">
          <text:p/>
        </draw:line>
        <draw:frame draw:style-name="gr3" draw:text-style-name="P2" draw:layer="layout" svg:width="2.389cm" svg:height="1.083cm" svg:x="4.311cm" svg:y="2.462cm">
          <draw:text-box>
            <text:p><text:span text:style-name="T1">arst_i</text:span></text:p>
          </draw:text-box>
        </draw:frame>
        <draw:line draw:style-name="gr4" draw:text-style-name="P1" draw:layer="layout" svg:x1="19.455cm" svg:y1="10.016cm" svg:x2="16.941cm" svg:y2="10.016cm">
          <text:p/>
        </draw:line>
        <draw:line draw:style-name="gr5" draw:text-style-name="P1" draw:layer="layout" svg:x1="19.344cm" svg:y1="12.005cm" svg:x2="16.83cm" svg:y2="12.005cm">
          <text:p/>
        </draw:line>
        <draw:frame draw:style-name="gr6" draw:text-style-name="P4" draw:layer="layout" svg:width="5.47cm" svg:height="1.038cm" svg:x="19.43cm" svg:y="11.5cm">
          <draw:text-box>
            <text:p text:style-name="P3"><text:span text:style-name="T2">btxsdata_o</text:span></text:p>
          </draw:text-box>
        </draw:frame>
        <draw:frame draw:style-name="gr7" draw:text-style-name="P5" draw:layer="layout" svg:width="5.523cm" svg:height="1.189cm" svg:x="19.514cm" svg:y="9.381cm">
          <draw:text-box>
            <text:p><text:span text:style-name="T3">btxfsync_i</text:span></text:p>
          </draw:text-box>
        </draw:frame>
        <draw:connector draw:style-name="gr8" draw:text-style-name="P6" draw:layer="layout" svg:x1="13.979cm" svg:y1="24.886cm" svg:x2="13.979cm" svg:y2="27.43cm" svg:d="M13979 24886v1522 1022" svg:viewBox="0 0 1 2545">
          <text:p/>
        </draw:connector>
        <draw:line draw:style-name="gr1" draw:text-style-name="P1" draw:layer="layout" svg:x1="9.019cm" svg:y1="21.977cm" svg:x2="6.505cm" svg:y2="21.977cm">
          <text:p/>
        </draw:line>
        <draw:frame draw:style-name="gr9" draw:text-style-name="P7" draw:layer="layout" svg:width="2.617cm" svg:height="1.285cm" svg:x="4.071cm" svg:y="21.436cm">
          <draw:text-box>
            <text:p><text:span text:style-name="T4">mclk_i</text:span></text:p>
          </draw:text-box>
        </draw:frame>
        <draw:frame draw:style-name="gr10" draw:text-style-name="P9" draw:layer="layout" svg:width="10.049cm" svg:height="2.427cm" svg:x="14.466cm" svg:y="25.41cm">
          <draw:text-box>
            <text:p text:style-name="P8"><text:span text:style-name="T5">CSR I/F</text:span></text:p>
            <text:p text:style-name="P6"><text:span text:style-name="T1">(AMBA APB OR AXI LITE)</text:span></text:p>
          </draw:text-box>
        </draw:frame>
        <draw:frame draw:style-name="gr11" draw:text-style-name="P10" draw:layer="layout" svg:width="4.823cm" svg:height="2.612cm" svg:x="1.347cm" svg:y="9.239cm">
          <draw:text-box>
            <text:p text:style-name="P6"><text:span text:style-name="T5">DATA IN</text:span></text:p>
            <text:p text:style-name="P6"><text:span text:style-name="T1">AXI STREAM</text:span></text:p>
          </draw:text-box>
        </draw:frame>
        <draw:frame draw:style-name="gr12" draw:text-style-name="P11" draw:layer="layout" svg:width="6.562cm" svg:height="1.088cm" svg:x="0.827cm" svg:y="11.287cm">
          <draw:text-box>
            <text:p text:style-name="P3"><text:span text:style-name="T1">write_interrupt_o</text:span></text:p>
          </draw:text-box>
        </draw:frame>
        <draw:line draw:style-name="gr1" draw:text-style-name="P1" draw:layer="layout" svg:x1="6.466cm" svg:y1="11.92cm" svg:x2="8.98cm" svg:y2="11.92cm">
          <text:p/>
        </draw:line>
        <draw:line draw:style-name="gr5" draw:text-style-name="P1" draw:layer="layout" svg:x1="8.994cm" svg:y1="9.977cm" svg:x2="6.48cm" svg:y2="9.977cm">
          <text:p/>
        </draw:line>
        <draw:line draw:style-name="gr1" draw:text-style-name="P1" draw:layer="layout" svg:x1="6.467cm" svg:y1="16.02cm" svg:x2="8.981cm" svg:y2="16.02cm">
          <text:p/>
        </draw:line>
        <draw:frame draw:style-name="gr13" draw:text-style-name="P11" draw:layer="layout" svg:width="6.562cm" svg:height="1.088cm" svg:x="0.753cm" svg:y="15.487cm">
          <draw:text-box>
            <text:p text:style-name="P3"><text:span text:style-name="T1">read_interrupt_o</text:span></text:p>
          </draw:text-box>
        </draw:frame>
        <draw:frame draw:style-name="gr11" draw:text-style-name="P10" draw:layer="layout" svg:width="4.823cm" svg:height="2.612cm" svg:x="1.373cm" svg:y="13.239cm">
          <draw:text-box>
            <text:p text:style-name="P6"><text:span text:style-name="T5">DATA OUT</text:span></text:p>
            <text:p text:style-name="P6"><text:span text:style-name="T1">AXI STREAM</text:span></text:p>
          </draw:text-box>
        </draw:frame>
        <draw:line draw:style-name="gr5" draw:text-style-name="P1" draw:layer="layout" svg:x1="6.506cm" svg:y1="13.977cm" svg:x2="9.02cm" svg:y2="13.977cm">
          <text:p/>
        </draw:line>
        <draw:line draw:style-name="gr4" draw:text-style-name="P1" draw:layer="layout" svg:x1="16.842cm" svg:y1="11.009cm" svg:x2="19.356cm" svg:y2="11.009cm">
          <text:p/>
        </draw:line>
        <draw:frame draw:style-name="gr14" draw:text-style-name="P5" draw:layer="layout" svg:width="5.899cm" svg:height="1.151cm" svg:x="19.489cm" svg:y="10.463cm">
          <draw:text-box>
            <text:p><text:span text:style-name="T3">btxfsync_o</text:span></text:p>
          </draw:text-box>
        </draw:frame>
        <draw:line draw:style-name="gr4" draw:text-style-name="P1" draw:layer="layout" svg:x1="19.455cm" svg:y1="6.916cm" svg:x2="16.941cm" svg:y2="6.916cm">
          <text:p/>
        </draw:line>
        <draw:line draw:style-name="gr4" draw:text-style-name="P1" draw:layer="layout" svg:x1="16.901cm" svg:y1="2.014cm" svg:x2="19.415cm" svg:y2="2.014cm">
          <text:p/>
        </draw:line>
        <draw:frame draw:style-name="gr15" draw:text-style-name="P12" draw:layer="layout" svg:width="5.899cm" svg:height="1.038cm" svg:x="19.489cm" svg:y="1.476cm">
          <draw:text-box>
            <text:p><text:span text:style-name="T4">mtxclk_o</text:span></text:p>
          </draw:text-box>
        </draw:frame>
        <draw:frame draw:style-name="gr15" draw:text-style-name="P5" draw:layer="layout" svg:width="5.899cm" svg:height="1.038cm" svg:x="19.529cm" svg:y="6.362cm">
          <draw:text-box>
            <text:p><text:span text:style-name="T3">btxclk_i</text:span></text:p>
          </draw:text-box>
        </draw:frame>
        <draw:line draw:style-name="gr4" draw:text-style-name="P1" draw:layer="layout" svg:x1="16.876cm" svg:y1="4.013cm" svg:x2="19.39cm" svg:y2="4.013cm">
          <text:p/>
        </draw:line>
        <draw:line draw:style-name="gr4" draw:text-style-name="P1" draw:layer="layout" svg:x1="16.877cm" svg:y1="5.014cm" svg:x2="19.391cm" svg:y2="5.014cm">
          <text:p/>
        </draw:line>
        <draw:frame draw:style-name="gr15" draw:text-style-name="P2" draw:layer="layout" svg:width="5.899cm" svg:height="1.038cm" svg:x="19.465cm" svg:y="4.476cm">
          <draw:text-box>
            <text:p><text:span text:style-name="T1">txclkpol_o</text:span></text:p>
          </draw:text-box>
        </draw:frame>
        <draw:frame draw:style-name="gr15" draw:text-style-name="P2" draw:layer="layout" svg:width="5.899cm" svg:height="1.038cm" svg:x="19.466cm" svg:y="3.476cm">
          <draw:text-box>
            <text:p><text:span text:style-name="T1">txtrictr_o</text:span></text:p>
          </draw:text-box>
        </draw:frame>
        <draw:line draw:style-name="gr4" draw:text-style-name="P1" draw:layer="layout" svg:x1="19.467cm" svg:y1="16.93cm" svg:x2="16.953cm" svg:y2="16.93cm">
          <text:p/>
        </draw:line>
        <draw:line draw:style-name="gr5" draw:text-style-name="P1" draw:layer="layout" svg:x1="16.881cm" svg:y1="19.005cm" svg:x2="19.395cm" svg:y2="19.005cm">
          <text:p/>
        </draw:line>
        <draw:frame draw:style-name="gr16" draw:text-style-name="P13" draw:layer="layout" svg:width="4.229cm" svg:height="1.038cm" svg:x="19.481cm" svg:y="18.5cm">
          <draw:text-box>
            <text:p text:style-name="P3"><text:span text:style-name="T6">brxsdata_i</text:span></text:p>
          </draw:text-box>
        </draw:frame>
        <draw:frame draw:style-name="gr7" draw:text-style-name="P14" draw:layer="layout" svg:width="5.523cm" svg:height="1.189cm" svg:x="19.539cm" svg:y="16.362cm">
          <draw:text-box>
            <text:p><text:span text:style-name="T7">brxfsync_i</text:span></text:p>
          </draw:text-box>
        </draw:frame>
        <draw:line draw:style-name="gr4" draw:text-style-name="P1" draw:layer="layout" svg:x1="16.959cm" svg:y1="18.038cm" svg:x2="19.473cm" svg:y2="18.038cm">
          <text:p/>
        </draw:line>
        <draw:frame draw:style-name="gr14" draw:text-style-name="P14" draw:layer="layout" svg:width="5.899cm" svg:height="1.151cm" svg:x="19.606cm" svg:y="17.492cm">
          <draw:text-box>
            <text:p><text:span text:style-name="T7">brxfsync_o</text:span></text:p>
          </draw:text-box>
        </draw:frame>
        <draw:line draw:style-name="gr4" draw:text-style-name="P1" draw:layer="layout" svg:x1="19.467cm" svg:y1="14.03cm" svg:x2="16.953cm" svg:y2="14.03cm">
          <text:p/>
        </draw:line>
        <draw:line draw:style-name="gr4" draw:text-style-name="P1" draw:layer="layout" svg:x1="17.018cm" svg:y1="23.943cm" svg:x2="19.532cm" svg:y2="23.943cm">
          <text:p/>
        </draw:line>
        <draw:frame draw:style-name="gr15" draw:text-style-name="P12" draw:layer="layout" svg:width="5.899cm" svg:height="1.038cm" svg:x="19.659cm" svg:y="23.352cm">
          <draw:text-box>
            <text:p><text:span text:style-name="T4">mrxclk_o</text:span></text:p>
          </draw:text-box>
        </draw:frame>
        <draw:frame draw:style-name="gr15" draw:text-style-name="P14" draw:layer="layout" svg:width="5.899cm" svg:height="1.038cm" svg:x="19.541cm" svg:y="13.476cm">
          <draw:text-box>
            <text:p><text:span text:style-name="T7">brxclk_i</text:span></text:p>
          </draw:text-box>
        </draw:frame>
        <draw:line draw:style-name="gr4" draw:text-style-name="P1" draw:layer="layout" svg:x1="16.993cm" svg:y1="21.042cm" svg:x2="19.507cm" svg:y2="21.042cm">
          <text:p/>
        </draw:line>
        <draw:line draw:style-name="gr4" draw:text-style-name="P1" draw:layer="layout" svg:x1="16.994cm" svg:y1="22.043cm" svg:x2="19.508cm" svg:y2="22.043cm">
          <text:p/>
        </draw:line>
        <draw:frame draw:style-name="gr15" draw:text-style-name="P2" draw:layer="layout" svg:width="5.899cm" svg:height="1.038cm" svg:x="19.582cm" svg:y="21.505cm">
          <draw:text-box>
            <text:p><text:span text:style-name="T1">rxclkpol_o</text:span></text:p>
          </draw:text-box>
        </draw:frame>
        <draw:frame draw:style-name="gr15" draw:text-style-name="P2" draw:layer="layout" svg:width="5.899cm" svg:height="1.038cm" svg:x="19.583cm" svg:y="20.505cm">
          <draw:text-box>
            <text:p><text:span text:style-name="T1">rxtrictr_o</text:span></text:p>
          </draw:text-box>
        </draw:frame>
        <draw:line draw:style-name="gr1" draw:text-style-name="P1" draw:layer="layout" svg:x1="9.019cm" svg:y1="22.977cm" svg:x2="6.505cm" svg:y2="22.977cm">
          <text:p/>
        </draw:line>
        <draw:frame draw:style-name="gr15" draw:text-style-name="P12" draw:layer="layout" svg:width="2.993cm" svg:height="1.038cm" svg:x="3.708cm" svg:y="22.363cm">
          <draw:text-box>
            <text:p><text:span text:style-name="T4">marst_i</text:span></text:p>
          </draw:text-box>
        </draw:frame>
        <draw:line draw:style-name="gr4" draw:text-style-name="P1" draw:layer="layout" svg:x1="19.417cm" svg:y1="15.014cm" svg:x2="16.903cm" svg:y2="15.014cm">
          <text:p/>
        </draw:line>
        <draw:frame draw:style-name="gr15" draw:text-style-name="P14" draw:layer="layout" svg:width="5.899cm" svg:height="1.038cm" svg:x="19.517cm" svg:y="14.476cm">
          <draw:text-box>
            <text:p><text:span text:style-name="T7">brxrst_i</text:span></text:p>
          </draw:text-box>
        </draw:frame>
        <draw:line draw:style-name="gr4" draw:text-style-name="P1" draw:layer="layout" svg:x1="16.916cm" svg:y1="5.027cm" svg:x2="19.43cm" svg:y2="5.027cm">
          <text:p/>
        </draw:line>
        <draw:line draw:style-name="gr4" draw:text-style-name="P1" draw:layer="layout" svg:x1="19.444cm" svg:y1="8.013cm" svg:x2="16.93cm" svg:y2="8.013cm">
          <text:p/>
        </draw:line>
        <draw:frame draw:style-name="gr15" draw:text-style-name="P15" draw:layer="layout" svg:width="5.899cm" svg:height="1.038cm" svg:x="19.544cm" svg:y="7.475cm">
          <draw:text-box>
            <text:p><text:span text:style-name="T3">btxrst_i</text:span></text:p>
          </draw:text-box>
        </draw:frame>
        <draw:custom-shape draw:style-name="gr17" draw:text-style-name="P17" draw:layer="layout" svg:width="7.998cm" svg:height="23.934cm" svg:x="8.998cm" svg:y="1.034cm">
          <text:p text:style-name="P16"><text:span text:style-name="T8">Iob-eth</text:span><text:span text:style-name="T8"><text:line-break/></text:span><text:span text:style-name="T8">(placeholder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045cm" svg:y1="3.978cm" svg:x2="6.531cm" svg:y2="3.978cm">
          <text:p/>
        </draw:line>
        <draw:frame draw:style-name="gr15" draw:text-style-name="P2" draw:layer="layout" svg:width="3.074cm" svg:height="1.038cm" svg:x="4.427cm" svg:y="3.363cm">
          <draw:text-box>
            <text:p><text:span text:style-name="T1">cke_i</text:span></text:p>
          </draw:text-box>
        </draw:frame>
        <draw:line draw:style-name="gr1" draw:text-style-name="P1" draw:layer="layout" svg:x1="9.02cm" svg:y1="23.978cm" svg:x2="6.506cm" svg:y2="23.978cm">
          <text:p/>
        </draw:line>
        <draw:frame draw:style-name="gr18" draw:text-style-name="P12" draw:layer="layout" svg:width="2.994cm" svg:height="1.162cm" svg:x="3.808cm" svg:y="23.364cm">
          <draw:text-box>
            <text:p><text:span text:style-name="T4">mcke_i</text:span></text:p>
          </draw:text-box>
        </draw:frame>
        <draw:line draw:style-name="gr4" draw:text-style-name="P1" draw:layer="layout" svg:x1="19.418cm" svg:y1="16.014cm" svg:x2="16.904cm" svg:y2="16.014cm">
          <text:p/>
        </draw:line>
        <draw:frame draw:style-name="gr15" draw:text-style-name="P14" draw:layer="layout" svg:width="5.899cm" svg:height="1.038cm" svg:x="19.518cm" svg:y="15.376cm">
          <draw:text-box>
            <text:p><text:span text:style-name="T7">brxen_i</text:span></text:p>
          </draw:text-box>
        </draw:frame>
        <draw:line draw:style-name="gr4" draw:text-style-name="P1" draw:layer="layout" svg:x1="19.445cm" svg:y1="8.013cm" svg:x2="16.931cm" svg:y2="8.013cm">
          <text:p/>
        </draw:line>
        <draw:frame draw:style-name="gr15" draw:text-style-name="P15" draw:layer="layout" svg:width="5.899cm" svg:height="1.038cm" svg:x="19.545cm" svg:y="7.475cm">
          <draw:text-box>
            <text:p><text:span text:style-name="T3">btxrst_i</text:span></text:p>
          </draw:text-box>
        </draw:frame>
        <draw:line draw:style-name="gr4" draw:text-style-name="P1" draw:layer="layout" svg:x1="19.444cm" svg:y1="8.913cm" svg:x2="16.93cm" svg:y2="8.913cm">
          <text:p/>
        </draw:line>
        <draw:frame draw:style-name="gr15" draw:text-style-name="P15" draw:layer="layout" svg:width="5.899cm" svg:height="1.038cm" svg:x="19.544cm" svg:y="8.375cm">
          <draw:text-box>
            <text:p><text:span text:style-name="T3">btxen_i</text:span></text:p>
          </draw:text-box>
        </draw:frame>
        <draw:line draw:style-name="gr4" draw:text-style-name="P1" draw:layer="layout" svg:x1="19.445cm" svg:y1="8.913cm" svg:x2="16.931cm" svg:y2="8.913cm">
          <text:p/>
        </draw:line>
        <draw:connector draw:style-name="gr8" draw:text-style-name="P6" draw:layer="layout" svg:x1="11.979cm" svg:y1="24.886cm" svg:x2="11.979cm" svg:y2="27.43cm" svg:d="M11979 24886v1522 1022" svg:viewBox="0 0 1 2545">
          <text:p/>
        </draw:connector>
        <draw:frame draw:style-name="gr19" draw:text-style-name="P19" draw:layer="layout" svg:width="7.546cm" svg:height="1.286cm" svg:x="4.367cm" svg:y="25.411cm">
          <draw:text-box>
            <text:p text:style-name="P18"><text:span text:style-name="T5">EXTERNAL RAMs I/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003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07:22.101972148</meta:creation-date>
    <dc:date>2023-06-06T11:22:02.289897507</dc:date>
    <meta:editing-duration>PT1H12M33S</meta:editing-duration>
    <meta:editing-cycles>23</meta:editing-cycles>
    <meta:generator>LibreOffice/6.4.7.2$Linux_X86_64 LibreOffice_project/40$Build-2</meta:generator>
    <meta:document-statistic meta:object-count="65"/>
  </office:meta>
</office:document-meta>
</file>